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899" officeooo:paragraph-rsid="00198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 10</text:p>
      <text:p text:style-name="P1"/>
      <text:p text:style-name="P1">a=int(input("enter the value of a"))</text:p>
      <text:p text:style-name="P1">b=int(input("enter the value of b"))</text:p>
      <text:p text:style-name="P1"/>
      <text:p text:style-name="P1">def add():</text:p>
      <text:p text:style-name="P1"><text:tab/>c=a+b</text:p>
      <text:p text:style-name="P1"><text:tab/>return(c)</text:p>
      <text:p text:style-name="P1">print(add())</text:p>
      <text:p text:style-name="P1"/>
      <text:p text:style-name="P1">output</text:p>
      <text:p text:style-name="P1">enter the value of a23</text:p>
      <text:p text:style-name="P1">enter the value of b23</text:p>
      <text:p text:style-name="P1">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31:13.247545393</meta:creation-date>
    <meta:generator>LibreOffice/6.0.3.2$Linux_X86_64 LibreOffice_project/00m0$Build-2</meta:generator>
    <dc:date>2018-09-26T09:34:57.350189075</dc:date>
    <meta:editing-duration>PT3M47S</meta:editing-duration>
    <meta:editing-cycles>1</meta:editing-cycles>
    <meta:document-statistic meta:table-count="0" meta:image-count="0" meta:object-count="0" meta:page-count="1" meta:paragraph-count="11" meta:word-count="29" meta:character-count="173" meta:non-whitespace-character-count="153"/>
  </office:meta>
</office:document-meta>
</file>